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marie Diggs</meta:initial-creator>
    <meta:creation-date>2014-05-08T17:10:21.611015966</meta:creation-date>
    <dc:date>2014-05-08T17:11:27.681267741</dc:date>
    <dc:creator>Joanmarie Diggs</dc:creator>
    <meta:editing-duration>P0D</meta:editing-duration>
    <meta:editing-cycles>1</meta:editing-cycles>
    <meta:document-statistic meta:table-count="2" meta:image-count="0" meta:object-count="0" meta:page-count="1" meta:paragraph-count="0" meta:word-count="0" meta:character-count="0" meta:non-whitespace-character-count="0"/>
    <meta:generator>LibreOffice/4.2.3.3$Linux_X86_64 LibreOffice_project/420$Build-3</meta:generator>
  </office:meta>
</office:document-meta>
</file>